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7"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a3d9e" style:font-size-asian="20pt" style:font-size-complex="20pt"/>
    </style:style>
    <style:style style:name="P1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1ba9ec" style:font-size-asian="20pt" style:font-size-complex="20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ba9ec" officeooo:paragraph-rsid="001ba9ec"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e0dbd" officeooo:paragraph-rsid="001e0dbd" style:font-size-asian="20pt" style:font-size-complex="20pt"/>
    </style:style>
    <style:style style:name="P1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684ba" officeooo:paragraph-rsid="00687712" style:font-size-asian="20pt" style:font-size-complex="20pt"/>
    </style:style>
    <style:style style:name="P17"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1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P2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49731c" style:font-size-asian="11pt" style:font-size-complex="11pt"/>
    </style:style>
    <style:style style:name="P2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52428d" style:font-size-asian="11pt" style:font-size-complex="11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28"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2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30ad2" officeooo:paragraph-rsid="00230ad2" style:font-size-asian="20pt" style:font-size-complex="20pt"/>
    </style:style>
    <style:style style:name="P3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31" style:family="paragraph" style:parent-style-name="Standard">
      <style:paragraph-properties fo:margin-left="0.3cm" fo:margin-right="0.3cm" fo:text-align="center" style:justify-single-word="false" fo:text-indent="0cm" style:auto-text-indent="false"/>
      <style:text-properties fo:color="#ff8000" loext:opacity="100%" style:font-name="Abduction" fo:font-size="24pt" officeooo:rsid="00421ac2" officeooo:paragraph-rsid="00429748" style:font-size-asian="24pt" style:font-size-complex="24pt"/>
    </style:style>
    <style:style style:name="P32"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71db32" style:font-size-asian="16pt" style:font-size-complex="16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fo:color="#ff8000" loext:opacity="100%" style:font-name="Source Serif Pro Bold"/>
    </style:style>
    <style:style style:name="T7" style:family="text">
      <style:text-properties fo:color="#ff8000" loext:opacity="100%" style:font-name="Source Serif Pro Bold" style:text-underline-style="none" fo:font-weight="normal" style:font-weight-asian="normal" style:font-weight-complex="normal"/>
    </style:style>
    <style:style style:name="T8" style:family="text">
      <style:text-properties fo:color="#ff8000" loext:opacity="100%" style:font-name="Source Serif Pro Bold" style:text-underline-style="none" fo:font-weight="normal" officeooo:rsid="005ae2cd" style:font-weight-asian="normal" style:font-weight-complex="normal"/>
    </style:style>
    <style:style style:name="T9" style:family="text">
      <style:text-properties fo:color="#ff8000" loext:opacity="100%" style:font-name="Source Serif Pro Bold" officeooo:rsid="005bb7c5"/>
    </style:style>
    <style:style style:name="T10" style:family="text">
      <style:text-properties fo:color="#ff8000" loext:opacity="100%" fo:font-size="20pt" style:font-size-asian="20pt" style:font-size-complex="20pt"/>
    </style:style>
    <style:style style:name="T11" style:family="text">
      <style:text-properties fo:color="#ff8000" loext:opacity="100%" fo:font-size="20pt" officeooo:rsid="006e807f" style:font-size-asian="20pt" style:font-size-complex="20pt"/>
    </style:style>
    <style:style style:name="T12" style:family="text">
      <style:text-properties fo:color="#ff8000" loext:opacity="100%" style:font-name="ZX Spectrum" fo:font-size="12pt" style:font-size-asian="12pt" style:font-size-complex="12pt"/>
    </style:style>
    <style:style style:name="T13" style:family="text">
      <style:text-properties officeooo:rsid="005ae2cd"/>
    </style:style>
    <style:style style:name="T14" style:family="text">
      <style:text-properties officeooo:rsid="005fed85"/>
    </style:style>
    <style:style style:name="T15" style:family="text">
      <style:text-properties officeooo:rsid="00623bbf"/>
    </style:style>
    <style:style style:name="T16" style:family="text">
      <style:text-properties fo:font-size="20pt" style:font-size-asian="20pt" style:font-size-complex="20pt"/>
    </style:style>
    <style:style style:name="T17" style:family="text">
      <style:text-properties fo:font-size="20pt" officeooo:rsid="00687712" style:font-size-asian="20pt" style:font-size-complex="20pt"/>
    </style:style>
    <style:style style:name="T18" style:family="text">
      <style:text-properties fo:font-size="20pt" officeooo:rsid="006e807f"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06pt solid #ff8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8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background.jpg" xlink:type="simple" xlink:show="embed" xlink:actuate="onLoad" draw:mime-type="image/jpeg"/></draw:frame></text:p>
      <text:p text:style-name="P1"/>
      <text:p text:style-name="P28">RED PlaneT</text:p>
      <text:p text:style-name="P31"><text:span text:style-name="T2">Amstrad CPC - </text:span><text:span text:style-name="T4">© </text:span><text:span text:style-name="T3">2015/</text:span><text:span text:style-name="T5">20</text:span><text:span text:style-name="T2">22</text:span></text:p>
      <text:p text:style-name="P2"/>
      <text:p text:style-name="P2"/>
      <text:p text:style-name="P2"/>
      <text:p text:style-name="P12"><draw:frame draw:style-name="fr5"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6"/>
      <text:p text:style-name="P6"/>
      <text:p text:style-name="P13"><draw:frame draw:style-name="fr5"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13">Martian base. Once deposited, you must return to the control centre and activate the detonator.</text:p>
      <text:p text:style-name="P7"/>
      <text:p text:style-name="P7"/>
      <text:p text:style-name="P14"><draw:frame draw:style-name="fr5"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3"/>
      <text:p text:style-name="P3"/>
      <text:p text:style-name="P15"><draw:frame draw:style-name="fr5"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9"/>
      <text:p text:style-name="P8"/>
      <text:p text:style-name="P8"/>
      <text:p text:style-name="P9"><text:soft-page-break/></text:p>
      <text:p text:style-name="P9"/>
      <text:p text:style-name="P15"><draw:frame draw:style-name="fr5"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8"/>
      <text:p text:style-name="P5"/>
      <text:p text:style-name="P5"><draw:frame draw:style-name="fr6" draw:name="Imagen13" text:anchor-type="char" svg:x="0cm" svg:y="0cm" svg:width="20.999cm" svg:height="29.7cm" draw:z-index="1"><draw:image xlink:href="../background.jpg" xlink:type="simple" xlink:show="embed" xlink:actuate="onLoad" draw:mime-type="image/jpeg"/></draw:frame></text:p>
      <text:p text:style-name="P23"/>
      <text:p text:style-name="P29">ENEMI<text:span text:style-name="T13">E</text:span>S:</text:p>
      <text:p text:style-name="P10"/>
      <text:p text:style-name="P10"/>
      <text:p text:style-name="P24"><draw:frame draw:style-name="fr5" draw:name="Imagen7" text:anchor-type="paragraph" svg:x="0.658cm" svg:y="0.159cm" svg:width="1.919cm" svg:height="1.919cm" draw:z-index="9"><draw:image xlink:href="../infectado.png" xlink:type="simple" xlink:show="embed" xlink:actuate="onLoad" draw:mime-type="image/png"/></draw:frame><text:span text:style-name="T7">INFECT</text:span><text:span text:style-name="T8">E</text:span><text:span text:style-name="T7">D:</text:span> <text:span text:style-name="T1">Previous companions who attempted the mission and failed. The bite of the arachnoviruses keeps them in an undead state. They move in a linear fashion and can be very fast. Take them out before they infect you.</text:span></text:p>
      <text:p text:style-name="P22"/>
      <text:p text:style-name="P22"/>
      <text:p text:style-name="P24"><draw:frame draw:style-name="fr4" draw:name="Imagen8" text:anchor-type="paragraph" svg:x="0.658cm" svg:y="0.159cm" svg:width="1.946cm" svg:height="1.946cm" draw:z-index="10"><draw:image xlink:href="../aracnovirus.png" xlink:type="simple" xlink:show="embed" xlink:actuate="onLoad" draw:mime-type="image/png"/></draw:frame><text:span text:style-name="T6">ARAC</text:span><text:span text:style-name="T9">H</text:span><text:span text:style-name="T6">NOVIRUS:</text:span> <text:span text:style-name="T1">Erratic and fast moving. They usually move through the air. They are the most numerous aliens that have colonised the base.</text:span></text:p>
      <text:p text:style-name="P22"/>
      <text:p text:style-name="P22"/>
      <text:p text:style-name="P24"><draw:frame draw:style-name="fr4" draw:name="Imagen9" text:anchor-type="paragraph" svg:x="0.631cm" svg:y="0.159cm" svg:width="1.946cm" svg:height="1.946cm" draw:z-index="11"><draw:image xlink:href="../pelusoide.png" xlink:type="simple" xlink:show="embed" xlink:actuate="onLoad" draw:mime-type="image/png"/></draw:frame><text:span text:style-name="T6">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4"/>
      <text:p text:style-name="P4"/>
      <text:p text:style-name="P4"/>
      <text:p text:style-name="P30"><draw:frame draw:style-name="fr3" draw:name="Imagen14" text:anchor-type="char" svg:x="0cm" svg:y="0cm" svg:width="20.999cm" svg:height="29.7cm" draw:z-index="2"><draw:image xlink:href="../background.jpg" xlink:type="simple" xlink:show="embed" xlink:actuate="onLoad" draw:mime-type="image/jpeg"/></draw:frame></text:p>
      <text:p text:style-name="P30"><text:soft-page-break/></text:p>
      <text:p text:style-name="P30"><text:span text:style-name="T14">GAME </text:span>CONTROL:</text:p>
      <text:p text:style-name="P25"/>
      <text:p text:style-name="P11"><draw:frame draw:style-name="fr3" draw:name="Imagen12" text:anchor-type="char" svg:x="0cm" svg:y="0cm" svg:width="20.999cm" svg:height="29.7cm" draw:z-index="3"><draw:image xlink:href="../background.jpg" xlink:type="simple" xlink:show="embed" xlink:actuate="onLoad" draw:mime-type="image/jpeg"/></draw:frame>1: Keyboard.<text:tab/><text:tab/>2: Joystick.</text:p>
      <text:p text:style-name="P11"/>
      <text:p text:style-name="P11">Q:<text:tab/><text:tab/>Jump.</text:p>
      <text:p text:style-name="P11">A:<text:tab/><text:tab/>Action. (Deposit explosives, press detonator)</text:p>
      <text:p text:style-name="P11">O:<text:tab/><text:tab/>Left.</text:p>
      <text:p text:style-name="P11">P:<text:tab/><text:tab/>Right.</text:p>
      <text:p text:style-name="P11">SP<text:span text:style-name="T15">A</text:span>C<text:span text:style-name="T15">E</text:span>:<text:tab/>Shoot.</text:p>
      <text:p text:style-name="P11"/>
      <text:p text:style-name="P11">M:<text:tab/><text:tab/>Music Yes/No.</text:p>
      <text:p text:style-name="P11">Enter:<text:tab/>Pause.</text:p>
      <text:p text:style-name="P11">ESC:<text:tab/>Cancel game.</text:p>
      <text:p text:style-name="P27"/>
      <text:p text:style-name="P26"><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17"><text:span text:style-name="T10">salvaKantero:</text:span><text:span text:style-name="T16"> Program, gr</text:span><text:span text:style-name="T17">aphics</text:span><text:span text:style-name="T16">, </text:span><text:span text:style-name="T17">sound effects</text:span><text:span text:style-name="T16">.</text:span></text:p>
      <text:p text:style-name="P32"><text:span text:style-name="T10"><text:s/><text:tab/><text:tab/><text:tab/> <text:s text:c="3"/></text:span><text:span text:style-name="T12">tacha</text:span><text:span text:style-name="T10">:</text:span><text:span text:style-name="T16"> M</text:span><text:span text:style-name="T17">usic</text:span><text:span text:style-name="T16">.</text:span></text:p>
      <text:p text:style-name="P18"><text:span text:style-name="T10"><text:s text:c="19"/></text:span><text:span text:style-name="T11">Blackmores</text:span><text:span text:style-name="T10">:</text:span><text:span text:style-name="T16"> </text:span><text:span text:style-name="T18">Betatesting</text:span><text:span text:style-name="T16">.</text:span></text:p>
      <text:p text:style-name="P16"/>
      <text:p text:style-name="P19">The image of the loading screen and the cover artwork <text:s/>is taken (with permission of the author) from the original "Astronaut" by <text:s/>Michael Smith. Follow him on twitter/instagram at @Doodlebags.</text:p>
      <text:p text:style-name="P20"/>
      <text:p text:style-name="P21">A very special thanks to the "Mojon Twins" for refining and 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3-21T20:24:47.532000000</dc:date>
    <meta:editing-duration>PT4H10M27S</meta:editing-duration>
    <meta:editing-cycles>71</meta:editing-cycles>
    <meta:generator>LibreOffice/7.2.5.2$Windows_X86_64 LibreOffice_project/499f9727c189e6ef3471021d6132d4c694f357e5</meta:generator>
    <meta:document-statistic meta:table-count="0" meta:image-count="14" meta:object-count="0" meta:page-count="3" meta:paragraph-count="27" meta:word-count="373" meta:character-count="2253" meta:non-whitespace-character-count="1871"/>
  </office:meta>
</office:document-meta>
</file>